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TG Pagella Math1" svg:font-family="'TG Pagella Math'"/>
    <style:font-face style:name="TG Pagella Math2" svg:font-family="'TG Pagella Math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2" svg:font-family="'Droid Sans Fallback'" style:font-pitch="variable"/>
    <style:font-face style:name="FreeSans2" svg:font-family="FreeSans" style:font-pitch="variable"/>
    <style:font-face style:name="Liberation Sans4" svg:font-family="'Liberation Sans'" style:font-pitch="variable"/>
    <style:font-face style:name="TG Pagella Math" svg:font-family="'TG Pagella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svg:stroke-width="0.035cm" draw:marker-start-width="0.252cm" draw:marker-end="Arrow" draw:marker-end-width="0.252cm" draw:fill="none" draw:textarea-vertical-align="middle" fo:padding-top="0.017cm" fo:padding-bottom="0.017cm" fo:padding-left="0.017cm" fo:padding-right="0.017cm"/>
    </style:style>
    <style:style style:name="gr6" style:family="graphic" style:parent-style-name="objectwithoutfill">
      <style:graphic-properties svg:stroke-width="0.035cm" draw:marker-start="Arrow" draw:marker-start-width="0.252cm" draw:marker-end="" draw:marker-end-width="0.252cm" draw:fill="none" draw:textarea-vertical-align="middle" fo:padding-top="0.017cm" fo:padding-bottom="0.017cm" fo:padding-left="0.017cm" fo:padding-right="0.01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0" style:family="graphic" style:parent-style-name="standard">
      <style:graphic-properties svg:stroke-color="#000000" draw:fill="none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8pt" fo:font-style="italic"/>
    </style:style>
    <style:style style:name="P3" style:family="paragraph">
      <style:text-properties style:text-position="0% 100%" fo:font-size="28pt" fo:font-style="italic"/>
    </style:style>
    <style:style style:name="P4" style:family="paragraph">
      <style:text-properties fo:font-size="20pt"/>
    </style:style>
    <style:style style:name="P5" style:family="paragraph">
      <style:text-properties fo:font-size="18pt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style:text-properties fo:font-size="32pt" fo:font-style="normal" style:font-size-asian="32pt" style:font-style-asian="normal" style:font-size-complex="32pt" style:font-style-complex="normal"/>
    </style:style>
    <style:style style:name="P8" style:family="paragraph">
      <style:text-properties fo:font-size="24pt" fo:font-style="italic" fo:font-weight="bold" style:font-style-asian="italic" style:font-style-complex="italic"/>
    </style:style>
    <style:style style:name="P9" style:family="paragraph">
      <style:text-properties fo:font-size="24pt"/>
    </style:style>
    <style:style style:name="P10" style:family="paragraph">
      <style:paragraph-properties fo:text-align="center"/>
      <style:text-properties fo:font-style="italic" style:font-style-asian="italic" style:font-style-complex="italic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size="28pt" fo:font-style="italic"/>
    </style:style>
    <style:style style:name="T2" style:family="text">
      <style:text-properties style:text-position="33% 58%" fo:font-size="28pt" fo:font-style="italic"/>
    </style:style>
    <style:style style:name="T3" style:family="text">
      <style:text-properties style:text-position="0% 100%" fo:font-size="28pt" fo:font-style="italic"/>
    </style:style>
    <style:style style:name="T4" style:family="text">
      <style:text-properties style:text-position="0% 100%" style:font-name="Liberation Sans3" fo:font-size="16pt" fo:font-style="normal" style:font-name-asian="Liberation Sans3" style:font-size-asian="16pt" style:font-style-asian="normal" style:font-name-complex="Liberation Sans3" style:font-size-complex="16pt" style:font-style-complex="normal"/>
    </style:style>
    <style:style style:name="T5" style:family="text">
      <style:text-properties fo:font-size="18pt"/>
    </style:style>
    <style:style style:name="T6" style:family="text">
      <style:text-properties style:text-position="0% 100%" fo:font-size="28pt" fo:font-style="italic" style:font-size-asian="28pt" style:font-size-complex="28pt"/>
    </style:style>
    <style:style style:name="T7" style:family="text">
      <style:text-properties style:text-position="0% 100%" style:font-name="Liberation Sans3" fo:font-size="28pt" fo:font-style="normal" style:font-name-asian="Liberation Sans3" style:font-size-asian="28pt" style:font-style-asian="normal" style:font-name-complex="Liberation Sans3" style:font-size-complex="28pt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position="-33% 58%" fo:font-style="italic" style:font-style-asian="italic" style:font-style-complex="italic"/>
    </style:style>
    <style:style style:name="T10" style:family="text">
      <style:text-properties style:font-name="TG Pagella Math2" fo:font-size="32pt" fo:font-style="normal" style:font-name-asian="TG Pagella Math2" style:font-size-asian="32pt" style:font-style-asian="normal" style:font-name-complex="TG Pagella Math2" style:font-size-complex="32pt" style:font-style-complex="normal"/>
    </style:style>
    <style:style style:name="T11" style:family="text">
      <style:text-properties style:font-name="Symbol" style:font-name-asian="Symbol" style:font-name-complex="Symbo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style="italic" style:font-size-asian="12pt" style:font-style-asian="italic" style:font-size-complex="12pt" style:font-style-complex="italic"/>
    </style:style>
    <style:style style:name="T14" style:family="text">
      <style:text-properties fo:font-size="12pt" fo:font-style="normal" style:font-size-asian="12pt" style:font-style-asian="normal" style:font-size-complex="12pt" style:font-style-complex="normal"/>
    </style:style>
    <style:style style:name="T15" style:family="text">
      <style:text-properties style:text-position="-33% 58%" fo:font-size="12pt" fo:font-style="normal" style:font-size-asian="12pt" style:font-style-asian="normal" style:font-size-complex="12pt" style:font-style-complex="normal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style:text-position="33% 58%" style:font-name="Symbol" style:font-name-asian="Symbol" style:font-name-complex="Symbo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path draw:style-name="gr1" draw:text-style-name="P1" draw:layer="layout" svg:width="3.867cm" svg:height="5.094cm" svg:x="2.037cm" svg:y="4.811cm" svg:viewBox="0 0 3868 5095" svg:d="M780 2074c-359 338-703 764-750 1264-40 421-79 898 158 1264 259 401 800 370 1224 474 583 143 567-551 750-869 240-417 423-888 830-1185 392-286 572-760 750-1224 243-634 112-1698-205-1783-411-111-1109 430-1524 508l-561 683z">
          <text:p/>
        </draw:path>
        <draw:path draw:style-name="gr1" draw:text-style-name="P1" draw:layer="layout" svg:width="2.684cm" svg:height="5.455cm" svg:x="11.416cm" svg:y="4.691cm" svg:viewBox="0 0 2685 5456" svg:d="M1106 3167c53 618-619 697-948 1027-355 357-27 881 395 1027 441 154 930 344 1342 158 449-202 700-796 632-1303-60-448-55-896-39-1343 14-414 192-808 197-1224 7-509-397-886-711-1224-322-347-867-349-1263-158-442 214-602 839-711 1278v262l118 434 158 237z">
          <text:p/>
        </draw:path>
        <draw:path draw:style-name="gr1" draw:text-style-name="P1" draw:layer="layout" svg:width="5.132cm" svg:height="5.51cm" svg:x="20.028cm" svg:y="4.318cm" svg:viewBox="0 0 5133 5511" svg:d="M1134 1625c-495 2-952 337-1106 868-142 494 275 899 711 869 558-38 609 658 593 1066-13 374-138 1055 513 1027 434-19 1069 285 1264-355 147-482 523-841 632-1343 115-527 689-713 1066-1027 353-294 256-831 316-1263 75-532-299-960-672-1185-356-215-790-308-1224-276-432 32-848 161-1224 355-553 286-75 811-276 1224l-119 79z">
          <text:p/>
        </draw:path>
        <draw:frame draw:style-name="gr2" draw:layer="layout" svg:width="0.762cm" svg:height="2.384cm" svg:x="3.542cm" svg:y="6.604cm">
          <draw:text-box>
            <text:p>1</text:p>
            <text:p>2</text:p>
            <text:p>3</text:p>
          </draw:text-box>
        </draw:frame>
        <draw:frame draw:style-name="gr2" draw:layer="layout" svg:width="0.762cm" svg:height="2.384cm" svg:x="12.842cm" svg:y="6.604cm">
          <draw:text-box>
            <text:p>4</text:p>
            <text:p>5</text:p>
            <text:p>6</text:p>
          </draw:text-box>
        </draw:frame>
        <draw:frame draw:style-name="gr2" draw:layer="layout" svg:width="0.762cm" svg:height="2.384cm" svg:x="22.242cm" svg:y="6.604cm">
          <draw:text-box>
            <text:p>2</text:p>
            <text:p>3</text:p>
            <text:p>4</text:p>
          </draw:text-box>
        </draw:frame>
        <draw:line draw:style-name="gr3" draw:text-style-name="P1" draw:layer="layout" svg:x1="4.304cm" svg:y1="7.112cm" svg:x2="12.842cm" svg:y2="7.112cm">
          <text:p/>
        </draw:line>
        <draw:line draw:style-name="gr3" draw:text-style-name="P1" draw:layer="layout" svg:x1="4.304cm" svg:y1="7.112cm" svg:x2="12.842cm" svg:y2="7.874cm">
          <text:p/>
        </draw:line>
        <draw:line draw:style-name="gr3" draw:text-style-name="P1" draw:layer="layout" svg:x1="4.304cm" svg:y1="7.874cm" svg:x2="12.842cm" svg:y2="8.512cm">
          <text:p/>
        </draw:line>
        <draw:line draw:style-name="gr3" draw:text-style-name="P1" draw:layer="layout" svg:x1="4.304cm" svg:y1="8.432cm" svg:x2="12.842cm" svg:y2="7.112cm">
          <text:p/>
        </draw:line>
        <draw:line draw:style-name="gr3" draw:text-style-name="P1" draw:layer="layout" svg:x1="13.704cm" svg:y1="7.112cm" svg:x2="22.242cm" svg:y2="7.112cm">
          <text:p/>
        </draw:line>
        <draw:line draw:style-name="gr3" draw:text-style-name="P1" draw:layer="layout" svg:x1="13.704cm" svg:y1="7.167cm" svg:x2="22.242cm" svg:y2="7.929cm">
          <text:p/>
        </draw:line>
        <draw:line draw:style-name="gr3" draw:text-style-name="P1" draw:layer="layout" svg:x1="13.704cm" svg:y1="8.393cm" svg:x2="22.242cm" svg:y2="7.073cm">
          <text:p/>
        </draw:line>
        <draw:frame draw:style-name="gr2" draw:text-style-name="P2" draw:layer="layout" svg:width="1.284cm" svg:height="1.356cm" svg:x="3.048cm" svg:y="10.214cm">
          <draw:text-box>
            <text:p><text:span text:style-name="T1">A</text:span></text:p>
          </draw:text-box>
        </draw:frame>
        <draw:frame draw:style-name="gr2" draw:text-style-name="P2" draw:layer="layout" svg:width="1.284cm" svg:height="1.356cm" svg:x="12.448cm" svg:y="10.214cm">
          <draw:text-box>
            <text:p><text:span text:style-name="T1">B</text:span></text:p>
          </draw:text-box>
        </draw:frame>
        <draw:frame draw:style-name="gr2" draw:text-style-name="P2" draw:layer="layout" svg:width="1.284cm" svg:height="1.356cm" svg:x="22.148cm" svg:y="10.214cm">
          <draw:text-box>
            <text:p><text:span text:style-name="T1">C</text:span></text:p>
          </draw:text-box>
        </draw:frame>
        <draw:frame draw:style-name="gr2" draw:text-style-name="P2" draw:layer="layout" svg:width="1.284cm" svg:height="1.356cm" svg:x="8.148cm" svg:y="5.514cm">
          <draw:text-box draw:corner-radius="0.234cm">
            <text:p><text:span text:style-name="T1">R</text:span></text:p>
          </draw:text-box>
        </draw:frame>
        <draw:frame draw:style-name="gr2" draw:text-style-name="P2" draw:layer="layout" svg:width="1.284cm" svg:height="1.356cm" svg:x="16.748cm" svg:y="5.514cm">
          <draw:text-box>
            <text:p><text:span text:style-name="T1">S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path draw:style-name="gr1" draw:text-style-name="P1" draw:layer="layout" svg:width="3.867cm" svg:height="5.094cm" svg:x="2.037cm" svg:y="7.311cm" svg:viewBox="0 0 3868 5095" svg:d="M780 2074c-359 338-703 764-750 1264-40 421-79 898 158 1264 259 401 800 370 1224 474 583 143 567-551 750-869 240-417 423-888 830-1185 392-286 572-760 750-1224 243-634 112-1698-205-1783-411-111-1109 430-1524 508l-561 683z">
          <text:p/>
        </draw:path>
        <draw:path draw:style-name="gr1" draw:text-style-name="P1" draw:layer="layout" svg:width="2.684cm" svg:height="5.455cm" svg:x="11.416cm" svg:y="7.191cm" svg:viewBox="0 0 2685 5456" svg:d="M1106 3167c53 618-619 697-948 1027-355 357-27 881 395 1027 441 154 930 344 1342 158 449-202 700-796 632-1303-60-448-55-896-39-1343 14-414 192-808 197-1224 7-509-397-886-711-1224-322-347-867-349-1263-158-442 214-602 706-711 1145v395l118 434 158 237z">
          <text:p/>
        </draw:path>
        <draw:path draw:style-name="gr1" draw:text-style-name="P1" draw:layer="layout" svg:width="5.132cm" svg:height="5.51cm" svg:x="20.028cm" svg:y="6.818cm" svg:viewBox="0 0 5133 5511" svg:d="M1134 1625c-495 2-952 337-1106 868-142 494 275 899 711 869 558-38 609 658 593 1066-13 374-138 1055 513 1027 434-19 1069 285 1264-355 147-482 523-841 632-1343 115-527 689-713 1066-1027 353-294 256-831 316-1263 75-532-299-960-672-1185-356-215-790-308-1224-276-432 32-848 161-1224 355-553 286-75 811-276 1224l-119 79z">
          <text:p/>
        </draw:path>
        <draw:frame draw:style-name="gr2" draw:text-style-name="P2" draw:layer="layout" svg:width="1.284cm" svg:height="1.356cm" svg:x="3.048cm" svg:y="9.114cm">
          <draw:text-box>
            <text:p><text:span text:style-name="T1">A</text:span></text:p>
          </draw:text-box>
        </draw:frame>
        <draw:frame draw:style-name="gr2" draw:text-style-name="P2" draw:layer="layout" svg:width="1.284cm" svg:height="1.356cm" svg:x="12.448cm" svg:y="9.114cm">
          <draw:text-box>
            <text:p><text:span text:style-name="T1">B</text:span></text:p>
          </draw:text-box>
        </draw:frame>
        <draw:frame draw:style-name="gr2" draw:text-style-name="P2" draw:layer="layout" svg:width="1.284cm" svg:height="1.356cm" svg:x="22.148cm" svg:y="9.114cm">
          <draw:text-box>
            <text:p><text:span text:style-name="T1">C</text:span></text:p>
          </draw:text-box>
        </draw:frame>
        <draw:frame draw:style-name="gr2" draw:text-style-name="P2" draw:layer="layout" svg:width="1.284cm" svg:height="1.356cm" svg:x="8.148cm" svg:y="8.014cm">
          <draw:text-box>
            <text:p><text:span text:style-name="T1">R</text:span></text:p>
          </draw:text-box>
        </draw:frame>
        <draw:frame draw:style-name="gr2" draw:text-style-name="P2" draw:layer="layout" svg:width="1.284cm" svg:height="1.356cm" svg:x="16.748cm" svg:y="8.014cm">
          <draw:text-box>
            <text:p><text:span text:style-name="T1">S</text:span></text:p>
          </draw:text-box>
        </draw:frame>
        <draw:line draw:style-name="gr3" draw:text-style-name="P1" draw:layer="layout" svg:x1="6.35cm" svg:y1="9.32cm" svg:x2="10.922cm" svg:y2="9.32cm">
          <text:p/>
        </draw:line>
        <draw:line draw:style-name="gr3" draw:text-style-name="P1" draw:layer="layout" svg:x1="14.65cm" svg:y1="9.32cm" svg:x2="19.222cm" svg:y2="9.32cm">
          <text:p/>
        </draw:line>
        <draw:line draw:style-name="gr3" draw:text-style-name="P1" draw:layer="layout" svg:x1="19.05cm" svg:y1="10.52cm" svg:x2="14.732cm" svg:y2="10.52cm">
          <text:p/>
        </draw:line>
        <draw:line draw:style-name="gr3" draw:text-style-name="P1" draw:layer="layout" svg:x1="10.751cm" svg:y1="10.52cm" svg:x2="6.433cm" svg:y2="10.52cm">
          <text:p/>
        </draw:line>
        <draw:frame draw:style-name="gr2" draw:text-style-name="P2" draw:layer="layout" svg:width="1.757cm" svg:height="1.356cm" svg:x="7.949cm" svg:y="10.889cm">
          <draw:text-box>
            <text:p><text:span text:style-name="T1">R</text:span><text:span text:style-name="T2">-1</text:span></text:p>
          </draw:text-box>
        </draw:frame>
        <draw:frame draw:style-name="gr2" draw:text-style-name="P2" draw:layer="layout" svg:width="1.757cm" svg:height="1.356cm" svg:x="16.55cm" svg:y="10.889cm">
          <draw:text-box>
            <text:p><text:span text:style-name="T3">S</text:span><text:span text:style-name="T2">-1</text:span></text:p>
          </draw:text-box>
        </draw:frame>
        <draw:path draw:style-name="gr5" draw:text-style-name="P1" draw:layer="layout" svg:width="11.314cm" svg:height="11.673cm" draw:transform="rotate (0.785398163397448) translate (5.842cm 6.564cm)" svg:viewBox="0 0 11315 11674" svg:d="M0 0c10058 1437 11291 11698 11315 11674">
          <text:p/>
        </draw:path>
        <draw:path draw:style-name="gr5" draw:text-style-name="P1" draw:layer="layout" svg:width="11.314cm" svg:height="11.673cm" draw:transform="skewX (-3.93565102587217E-017) rotate (-2.35619449019235) translate (21.9217071067812cm 13.3127541469129cm)" svg:viewBox="0 0 11315 11674" svg:d="M0 0c10058 1437 11291 11698 11315 11674">
          <text:p/>
        </draw:path>
        <draw:frame draw:style-name="gr2" draw:text-style-name="P3" draw:layer="layout" svg:width="4.124cm" svg:height="1.356cm" svg:x="12.148cm" svg:y="16.614cm">
          <draw:text-box>
            <text:p><text:span text:style-name="T3">R</text:span><text:span text:style-name="T2">-1 </text:span><text:span text:style-name="T4">ο</text:span><text:span text:style-name="T3"> S</text:span><text:span text:style-name="T2">-1</text:span></text:p>
          </draw:text-box>
        </draw:frame>
        <draw:frame draw:style-name="gr2" draw:text-style-name="P3" draw:layer="layout" svg:width="2.838cm" svg:height="1.356cm" svg:x="12.748cm" svg:y="2.214cm">
          <draw:text-box>
            <text:p><text:span text:style-name="T3">S</text:span><text:span text:style-name="T2"> </text:span><text:span text:style-name="T4">ο</text:span><text:span text:style-name="T3"> R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path draw:style-name="gr1" draw:text-style-name="P1" draw:layer="layout" svg:width="3.867cm" svg:height="5.094cm" svg:x="2.437cm" svg:y="4.812cm" svg:viewBox="0 0 3868 5095" svg:d="M780 2074c-359 338-703 764-750 1264-40 421-79 898 158 1264 259 401 800 370 1224 474 583 143 567-551 750-869 240-417 423-888 830-1185 392-286 572-760 750-1224 243-634 112-1698-205-1783-411-111-1109 430-1524 508l-561 683z">
          <text:p/>
        </draw:path>
        <draw:path draw:style-name="gr1" draw:text-style-name="P1" draw:layer="layout" svg:width="2.684cm" svg:height="5.455cm" svg:x="9.217cm" svg:y="4.691cm" svg:viewBox="0 0 2685 5456" svg:d="M1106 3167c53 618-619 697-948 1027-355 357-27 881 395 1027 441 154 930 344 1342 158 449-202 700-796 632-1303-60-448-55-896-39-1343 14-414 192-808 197-1224 7-509-397-886-711-1224-322-347-867-349-1263-158-442 214-602 839-711 1278v262l118 434 158 237z">
          <text:p/>
        </draw:path>
        <draw:path draw:style-name="gr1" draw:text-style-name="P1" draw:layer="layout" svg:width="5.132cm" svg:height="5.51cm" svg:x="14.929cm" svg:y="4.319cm" svg:viewBox="0 0 5133 5511" svg:d="M1134 1625c-495 2-952 337-1106 868-142 494 275 899 711 869 558-38 609 658 593 1066-13 374-138 1055 513 1027 434-19 1069 285 1264-355 147-482 523-841 632-1343 115-527 689-713 1066-1027 353-294 256-831 316-1263 75-532-299-960-672-1185-356-215-790-308-1224-276-432 32-848 161-1224 355-553 286-75 811-276 1224l-119 79z">
          <text:p/>
        </draw:path>
        <draw:path draw:style-name="gr1" draw:text-style-name="P1" draw:layer="layout" svg:width="4.478cm" svg:height="6.712cm" svg:x="21.879cm" svg:y="4.061cm" svg:viewBox="0 0 4479 6713" svg:d="M792 1802c-448 408-1049 1131-674 1660 413 583 1184 896 1452 1556 207 511-277 1259 364 1608 705 384 907-604 1037-1089 152-568 218-1365 934-1505 929-182 480-981 363-1452-147-591-409-1198-156-1712 435-883-621-982-1037-779v104z">
          <text:p/>
        </draw:path>
        <draw:frame draw:style-name="gr2" draw:text-style-name="P5" draw:layer="layout" svg:width="0.762cm" svg:height="2.384cm" svg:x="3.942cm" svg:y="6.604cm">
          <draw:text-box>
            <text:p><text:span text:style-name="T5">1</text:span></text:p>
            <text:p><text:span text:style-name="T5">2</text:span></text:p>
            <text:p><text:span text:style-name="T5">3</text:span></text:p>
          </draw:text-box>
        </draw:frame>
        <draw:frame draw:style-name="gr2" draw:text-style-name="P5" draw:layer="layout" svg:width="0.762cm" svg:height="2.384cm" svg:x="10.442cm" svg:y="6.604cm">
          <draw:text-box>
            <text:p><text:span text:style-name="T5">4</text:span></text:p>
            <text:p><text:span text:style-name="T5">5</text:span></text:p>
            <text:p><text:span text:style-name="T5">6</text:span></text:p>
          </draw:text-box>
        </draw:frame>
        <draw:frame draw:style-name="gr2" draw:text-style-name="P5" draw:layer="layout" svg:width="0.762cm" svg:height="2.384cm" svg:x="17.042cm" svg:y="6.604cm">
          <draw:text-box>
            <text:p><text:span text:style-name="T5">6</text:span></text:p>
            <text:p><text:span text:style-name="T5">7</text:span></text:p>
            <text:p><text:span text:style-name="T5">8</text:span></text:p>
          </draw:text-box>
        </draw:frame>
        <draw:frame draw:style-name="gr2" draw:text-style-name="P5" draw:layer="layout" svg:width="0.762cm" svg:height="2.384cm" svg:x="23.942cm" svg:y="6.604cm">
          <draw:text-box>
            <text:p><text:span text:style-name="T5">1</text:span></text:p>
            <text:p><text:span text:style-name="T5">4</text:span></text:p>
            <text:p><text:span text:style-name="T5">6</text:span></text:p>
          </draw:text-box>
        </draw:frame>
        <draw:frame draw:style-name="gr2" draw:text-style-name="P2" draw:layer="layout" svg:width="1.284cm" svg:height="1.356cm" svg:x="3.448cm" svg:y="10.714cm">
          <draw:text-box>
            <text:p><text:span text:style-name="T1">A</text:span></text:p>
          </draw:text-box>
        </draw:frame>
        <draw:frame draw:style-name="gr2" draw:text-style-name="P2" draw:layer="layout" svg:width="1.284cm" svg:height="1.356cm" svg:x="10.048cm" svg:y="10.714cm">
          <draw:text-box>
            <text:p><text:span text:style-name="T1">B</text:span></text:p>
          </draw:text-box>
        </draw:frame>
        <draw:frame draw:style-name="gr2" draw:text-style-name="P2" draw:layer="layout" svg:width="1.284cm" svg:height="1.356cm" svg:x="16.548cm" svg:y="10.714cm">
          <draw:text-box>
            <text:p><text:span text:style-name="T1">C</text:span></text:p>
          </draw:text-box>
        </draw:frame>
        <draw:frame draw:style-name="gr2" draw:text-style-name="P2" draw:layer="layout" svg:width="1.284cm" svg:height="1.356cm" svg:x="23.548cm" svg:y="10.714cm">
          <draw:text-box>
            <text:p><text:span text:style-name="T1">D</text:span></text:p>
          </draw:text-box>
        </draw:frame>
        <draw:line draw:style-name="gr3" draw:text-style-name="P1" draw:layer="layout" svg:x1="4.826cm" svg:y1="7.112cm" svg:x2="10.442cm" svg:y2="7.112cm">
          <text:p/>
        </draw:line>
        <draw:line draw:style-name="gr3" draw:text-style-name="P1" draw:layer="layout" svg:x1="11.326cm" svg:y1="7.112cm" svg:x2="16.942cm" svg:y2="7.112cm">
          <text:p/>
        </draw:line>
        <draw:line draw:style-name="gr3" draw:text-style-name="P1" draw:layer="layout" svg:x1="18.126cm" svg:y1="7.112cm" svg:x2="23.742cm" svg:y2="7.112cm">
          <text:p/>
        </draw:line>
        <draw:line draw:style-name="gr3" draw:text-style-name="P1" draw:layer="layout" svg:x1="18.126cm" svg:y1="8.512cm" svg:x2="23.742cm" svg:y2="8.512cm">
          <text:p/>
        </draw:line>
        <draw:line draw:style-name="gr3" draw:text-style-name="P1" draw:layer="layout" svg:x1="11.326cm" svg:y1="8.512cm" svg:x2="16.942cm" svg:y2="8.512cm">
          <text:p/>
        </draw:line>
        <draw:line draw:style-name="gr3" draw:text-style-name="P1" draw:layer="layout" svg:x1="4.926cm" svg:y1="8.512cm" svg:x2="10.542cm" svg:y2="8.512cm">
          <text:p/>
        </draw:line>
        <draw:line draw:style-name="gr3" draw:text-style-name="P1" draw:layer="layout" svg:x1="4.926cm" svg:y1="8.512cm" svg:x2="10.442cm" svg:y2="7.874cm">
          <text:p/>
        </draw:line>
        <draw:line draw:style-name="gr3" draw:text-style-name="P1" draw:layer="layout" svg:x1="18.126cm" svg:y1="7.112cm" svg:x2="23.742cm" svg:y2="7.112cm">
          <text:p/>
        </draw:line>
        <draw:line draw:style-name="gr3" draw:text-style-name="P1" draw:layer="layout" svg:x1="18.126cm" svg:y1="7.112cm" svg:x2="23.622cm" svg:y2="7.874cm">
          <text:p/>
        </draw:line>
        <draw:frame draw:style-name="gr2" draw:text-style-name="P2" draw:layer="layout" svg:width="1.284cm" svg:height="1.356cm" svg:x="7.248cm" svg:y="5.514cm">
          <draw:text-box draw:corner-radius="0.234cm">
            <text:p><text:span text:style-name="T1">R</text:span></text:p>
          </draw:text-box>
        </draw:frame>
        <draw:frame draw:style-name="gr2" draw:text-style-name="P2" draw:layer="layout" svg:width="1.284cm" svg:height="1.356cm" svg:x="12.948cm" svg:y="5.514cm">
          <draw:text-box draw:corner-radius="0.234cm">
            <text:p><text:span text:style-name="T1">S</text:span></text:p>
          </draw:text-box>
        </draw:frame>
        <draw:frame draw:style-name="gr2" draw:text-style-name="P2" draw:layer="layout" svg:width="1.284cm" svg:height="1.356cm" svg:x="20.448cm" svg:y="5.514cm">
          <draw:text-box draw:corner-radius="0.234cm">
            <text:p><text:span text:style-name="T1">T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g>
          <draw:path draw:style-name="gr1" draw:text-style-name="P1" draw:layer="layout" svg:width="3.867cm" svg:height="5.094cm" svg:x="2.437cm" svg:y="5.912cm" svg:viewBox="0 0 3868 5095" svg:d="M780 2074c-359 338-703 764-750 1264-40 421-79 898 158 1264 259 401 800 370 1224 474 583 143 567-551 750-869 240-417 423-888 830-1185 392-286 572-760 750-1224 243-634 112-1698-205-1783-411-111-1109 430-1524 508l-561 683z">
            <text:p/>
          </draw:path>
          <draw:path draw:style-name="gr1" draw:text-style-name="P1" draw:layer="layout" svg:width="2.684cm" svg:height="5.455cm" svg:x="9.217cm" svg:y="5.791cm" svg:viewBox="0 0 2685 5456" svg:d="M1106 3167c53 618-619 697-948 1027-355 357-27 881 395 1027 441 154 930 344 1342 158 449-202 700-796 632-1303-60-448-55-896-39-1343 14-414 192-808 197-1224 7-509-397-886-711-1224-322-347-867-349-1263-158-442 214-602 839-711 1278v262l118 434 158 237z">
            <text:p/>
          </draw:path>
          <draw:path draw:style-name="gr1" draw:text-style-name="P1" draw:layer="layout" svg:width="5.132cm" svg:height="5.51cm" svg:x="14.929cm" svg:y="5.419cm" svg:viewBox="0 0 5133 5511" svg:d="M1134 1625c-495 2-952 337-1106 868-142 494 275 899 711 869 558-38 609 658 593 1066-13 374-138 1055 513 1027 434-19 1069 285 1264-355 147-482 523-841 632-1343 115-527 689-713 1066-1027 353-294 256-831 316-1263 75-532-299-960-672-1185-356-215-790-308-1224-276-432 32-848 161-1224 355-553 286-75 811-276 1224l-119 79z">
            <text:p/>
          </draw:path>
          <draw:path draw:style-name="gr1" draw:text-style-name="P1" draw:layer="layout" svg:width="4.478cm" svg:height="6.712cm" svg:x="21.879cm" svg:y="5.161cm" svg:viewBox="0 0 4479 6713" svg:d="M792 1802c-448 408-1049 1131-674 1660 413 583 1184 896 1452 1556 207 511-277 1259 364 1608 705 384 907-604 1037-1089 152-568 218-1365 934-1505 929-182 480-981 363-1452-147-591-409-1198-156-1712 435-883-621-982-1037-779v104z">
            <text:p/>
          </draw:path>
          <draw:frame draw:style-name="gr2" draw:text-style-name="P2" draw:layer="layout" svg:width="1.284cm" svg:height="1.356cm" svg:x="3.448cm" svg:y="7.914cm">
            <draw:text-box>
              <text:p><text:span text:style-name="T1">A</text:span></text:p>
            </draw:text-box>
          </draw:frame>
          <draw:frame draw:style-name="gr2" draw:text-style-name="P2" draw:layer="layout" svg:width="1.284cm" svg:height="1.356cm" svg:x="10.348cm" svg:y="8.014cm">
            <draw:text-box>
              <text:p><text:span text:style-name="T1">B</text:span></text:p>
            </draw:text-box>
          </draw:frame>
          <draw:frame draw:style-name="gr2" draw:text-style-name="P2" draw:layer="layout" svg:width="1.284cm" svg:height="1.356cm" svg:x="16.548cm" svg:y="8.014cm">
            <draw:text-box>
              <text:p><text:span text:style-name="T1">C</text:span></text:p>
            </draw:text-box>
          </draw:frame>
          <draw:frame draw:style-name="gr2" draw:text-style-name="P2" draw:layer="layout" svg:width="1.284cm" svg:height="1.356cm" svg:x="23.548cm" svg:y="7.914cm">
            <draw:text-box>
              <text:p><text:span text:style-name="T1">D</text:span></text:p>
            </draw:text-box>
          </draw:frame>
          <draw:frame draw:style-name="gr2" draw:text-style-name="P2" draw:layer="layout" svg:width="1.284cm" svg:height="1.356cm" svg:x="7.248cm" svg:y="6.614cm">
            <draw:text-box draw:corner-radius="0.234cm">
              <text:p><text:span text:style-name="T1">R</text:span></text:p>
            </draw:text-box>
          </draw:frame>
          <draw:frame draw:style-name="gr2" draw:text-style-name="P2" draw:layer="layout" svg:width="1.284cm" svg:height="1.356cm" svg:x="12.948cm" svg:y="6.614cm">
            <draw:text-box draw:corner-radius="0.234cm">
              <text:p><text:span text:style-name="T1">S</text:span></text:p>
            </draw:text-box>
          </draw:frame>
          <draw:frame draw:style-name="gr2" draw:text-style-name="P2" draw:layer="layout" svg:width="1.284cm" svg:height="1.356cm" svg:x="20.448cm" svg:y="6.614cm">
            <draw:text-box draw:corner-radius="0.234cm">
              <text:p><text:span text:style-name="T1">T</text:span></text:p>
            </draw:text-box>
          </draw:frame>
          <draw:line draw:style-name="gr3" draw:text-style-name="P1" draw:layer="layout" svg:x1="19.488cm" svg:y1="8.974cm" svg:x2="21.936cm" svg:y2="8.974cm">
            <text:p/>
          </draw:line>
          <draw:line draw:style-name="gr3" draw:text-style-name="P1" draw:layer="layout" svg:x1="12.388cm" svg:y1="8.974cm" svg:x2="14.836cm" svg:y2="8.974cm">
            <text:p/>
          </draw:line>
          <draw:line draw:style-name="gr3" draw:text-style-name="P1" draw:layer="layout" svg:x1="6.688cm" svg:y1="8.974cm" svg:x2="9.136cm" svg:y2="8.974cm">
            <text:p/>
          </draw:line>
          <draw:path draw:style-name="gr5" draw:text-style-name="P1" draw:layer="layout" svg:width="11.314cm" svg:height="11.673cm" draw:transform="skewX (-5.33474880133967E-017) rotate (0.785398163397448) translate (5.833cm 5.411cm)" svg:viewBox="0 0 11315 11674" svg:d="M0 0c10058 1437 11291 11698 11315 11674">
            <text:p/>
          </draw:path>
          <draw:path draw:style-name="gr6" draw:text-style-name="P1" draw:layer="layout" svg:width="11.314cm" svg:height="11.673cm" draw:transform="skewX (-3.93565102587217E-017) rotate (-2.35619449019235) translate (21.9307071067812cm 12.8657541469129cm)" svg:viewBox="0 0 11315 11674" svg:d="M0 0c10058 1437 11291 11698 11315 11674">
            <text:p/>
          </draw:path>
          <draw:path draw:style-name="gr5" draw:text-style-name="P1" draw:layer="layout" svg:width="8.255cm" svg:height="7.907cm" draw:transform="rotate (0.785398163397448) translate (6.35cm 5.665cm)" svg:viewBox="0 0 8256 7908" svg:d="M0 0c7957 1023 8232 7932 8256 7908">
            <text:p/>
          </draw:path>
          <draw:path draw:style-name="gr6" draw:text-style-name="P1" draw:layer="layout" svg:width="8.255cm" svg:height="7.907cm" draw:transform="skewX (-2.40158335209759E-017) rotate (-2.35619449019235) translate (22.972cm 11.29cm)" svg:viewBox="0 0 8256 7908" svg:d="M0 0c7957 1023 8232 7932 8256 7908">
            <text:p/>
          </draw:path>
          <draw:frame draw:style-name="gr2" draw:text-style-name="P3" draw:layer="layout" svg:width="2.838cm" svg:height="1.356cm" svg:x="9.398cm" svg:y="3.81cm">
            <draw:text-box>
              <text:p><text:span text:style-name="T3">S</text:span><text:span text:style-name="T2"> </text:span><text:span text:style-name="T4">ο</text:span><text:span text:style-name="T3"> R</text:span></text:p>
            </draw:text-box>
          </draw:frame>
          <draw:frame draw:style-name="gr2" draw:text-style-name="P3" draw:layer="layout" svg:width="5.274cm" svg:height="1.356cm" svg:x="10.998cm" svg:y="1.21cm">
            <draw:text-box>
              <text:p><text:span text:style-name="T6">T </text:span><text:span text:style-name="T4">ο </text:span><text:span text:style-name="T7">(</text:span><text:span text:style-name="T3">S</text:span><text:span text:style-name="T2"> </text:span><text:span text:style-name="T4">ο</text:span><text:span text:style-name="T3"> R)</text:span></text:p>
            </draw:text-box>
          </draw:frame>
          <draw:frame draw:style-name="gr2" draw:text-style-name="P3" draw:layer="layout" svg:width="5.274cm" svg:height="1.356cm" svg:x="10.998cm" svg:y="15.61cm">
            <draw:text-box>
              <text:p><text:span text:style-name="T6">(T </text:span><text:span text:style-name="T4">ο </text:span><text:span text:style-name="T3">S)</text:span><text:span text:style-name="T2"> </text:span><text:span text:style-name="T4">ο</text:span><text:span text:style-name="T3"> R</text:span></text:p>
            </draw:text-box>
          </draw:frame>
          <draw:frame draw:style-name="gr2" draw:text-style-name="P3" draw:layer="layout" svg:width="2.838cm" svg:height="1.356cm" svg:x="16.398cm" svg:y="13.61cm">
            <draw:text-box>
              <text:p><text:span text:style-name="T3">T</text:span><text:span text:style-name="T2"> </text:span><text:span text:style-name="T4">ο</text:span><text:span text:style-name="T3"> S</text:span></text:p>
            </draw:text-box>
          </draw:frame>
        </draw:g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path draw:style-name="gr7" draw:text-style-name="P1" draw:layer="layout" svg:width="11.944cm" svg:height="16.391cm" draw:transform="skewX (-5.98981962379533E-017) rotate (-1.15174277339106) translate (15.5675677024334cm -0.168215611965439cm)" svg:viewBox="0 0 11945 16392" svg:d="M667 14497c534 47 1318-314 1643 240 300 511 769 703 1225 928 457 227 1051 113 1429 473 471 447 1438 272 1486-268 52-589 115-1076 173-1616 76-699 825-789 984-1474 115-490 354-941 473-1430 118-483 211-1095 655-1348 496-282 962-614 1112-1143 142-503 301-1040 198-1552-106-531-247-1119 62-1612 316-502 842-754 1197-1215 314-407 872-883 539-1455-283-486-439-1124-1022-1384-484-215-989-212-1490-336-508-125-1043-262-1414-629-379-377-872-679-1393-676-771 5-693 969-605 1480 97 558-243 1022-311 1555-87 688-888 786-1192 1328-275 490-669 885-943 1383-287 520-401 1071-509 1631-100 516-189 1044-153 1572 38 538-242 984-473 1429-254 488-611 916-1014 1296-423 399-637 790-838 1267-192 455-922 1068-112 1480z">
          <text:p/>
        </draw:path>
        <draw:path draw:style-name="gr7" draw:text-style-name="P1" draw:layer="layout" svg:width="5.007cm" svg:height="3.471cm" draw:transform="rotate (-0.861843584634801) translate (5.34cm 5.724cm)" svg:viewBox="0 0 5008 3472" svg:d="M0 0c542 83 1054 319 1519 669 511 385 640 948 828 1471 301 834 1101 29 1602 424l397 276 365 313 297 319">
          <text:p/>
        </draw:path>
        <draw:path draw:style-name="gr7" draw:text-style-name="P1" draw:layer="layout" svg:width="5.542cm" svg:height="0.847cm" draw:transform="rotate (-1.32645023151569) translate (8.323cm 6.157cm)" svg:viewBox="0 0 5543 848" svg:d="M0 0c516 62 1042 12 1552 140 483 120 930 495 1459 314 447-153 1097-541 1493-25l420 303 467 116 152-11">
          <text:p/>
        </draw:path>
        <draw:path draw:style-name="gr7" draw:text-style-name="P1" draw:layer="layout" svg:width="6.434cm" svg:height="2.534cm" draw:transform="rotate (-1.1081095420912) translate (11.5196786189802cm 5.37718671469537cm)" svg:viewBox="0 0 6435 2535" svg:d="M0 24c542-130 913 304 1398 430 465 120 1006 272 1270 687 380 594 1108 385 1722 321 530-55 1033 279 1484 579l388 408 173 86">
          <text:p/>
        </draw:path>
        <draw:path draw:style-name="gr7" draw:text-style-name="P1" draw:layer="layout" svg:width="5.375cm" svg:height="1.074cm" draw:transform="rotate (-1.68145020137134) translate (16.2228372976503cm 6.32475607861199cm)" svg:viewBox="0 0 5376 1075" svg:d="M0 1075c515-23 1040-128 1546-25 606 123 1100-272 1423-692 367-478 1038-351 1562-318l558 229 287-32">
          <text:p/>
        </draw:path>
        <draw:frame draw:style-name="gr2" draw:text-style-name="P1" draw:layer="layout" svg:width="1.27cm" svg:height="4.517cm" svg:x="3.556cm" svg:y="6.35cm">
          <draw:text-box>
            <text:p text:style-name="P1">1</text:p>
            <text:p text:style-name="P1">6</text:p>
            <text:p text:style-name="P1">11</text:p>
            <text:p text:style-name="P1">.</text:p>
            <text:p text:style-name="P1">.</text:p>
            <text:p text:style-name="P1">.</text:p>
          </draw:text-box>
        </draw:frame>
        <draw:frame draw:style-name="gr2" draw:text-style-name="P1" draw:layer="layout" svg:width="1.27cm" svg:height="4.517cm" svg:x="6.556cm" svg:y="6.351cm">
          <draw:text-box>
            <text:p text:style-name="P1">2</text:p>
            <text:p text:style-name="P1">7</text:p>
            <text:p text:style-name="P1">12</text:p>
            <text:p text:style-name="P1">.</text:p>
            <text:p text:style-name="P1">.</text:p>
            <text:p text:style-name="P1">.</text:p>
          </draw:text-box>
        </draw:frame>
        <draw:frame draw:style-name="gr2" draw:text-style-name="P1" draw:layer="layout" svg:width="1.27cm" svg:height="4.517cm" svg:x="9.656cm" svg:y="6.352cm">
          <draw:text-box>
            <text:p text:style-name="P1">3</text:p>
            <text:p text:style-name="P1">8</text:p>
            <text:p text:style-name="P1">13</text:p>
            <text:p text:style-name="P1">.</text:p>
            <text:p text:style-name="P1">.</text:p>
            <text:p text:style-name="P1">.</text:p>
          </draw:text-box>
        </draw:frame>
        <draw:frame draw:style-name="gr2" draw:text-style-name="P1" draw:layer="layout" svg:width="1.27cm" svg:height="4.517cm" svg:x="12.956cm" svg:y="6.353cm">
          <draw:text-box>
            <text:p text:style-name="P1">4</text:p>
            <text:p text:style-name="P1">9</text:p>
            <text:p text:style-name="P1">14</text:p>
            <text:p text:style-name="P1">.</text:p>
            <text:p text:style-name="P1">.</text:p>
            <text:p text:style-name="P1">.</text:p>
          </draw:text-box>
        </draw:frame>
        <draw:frame draw:style-name="gr2" draw:text-style-name="P1" draw:layer="layout" svg:width="1.27cm" svg:height="4.517cm" svg:x="16.156cm" svg:y="6.354cm">
          <draw:text-box>
            <text:p text:style-name="P1">5</text:p>
            <text:p text:style-name="P1">10</text:p>
            <text:p text:style-name="P1">15</text:p>
            <text:p text:style-name="P1">.</text:p>
            <text:p text:style-name="P1">.</text:p>
            <text:p text:style-name="P1">.</text:p>
          </draw:text-box>
        </draw:frame>
        <draw:frame draw:style-name="gr2" draw:text-style-name="P6" draw:layer="layout" svg:width="1.27cm" svg:height="1.114cm" svg:x="3.81cm" svg:y="12.444cm">
          <draw:text-box>
            <text:p><text:span text:style-name="T8">S</text:span><text:span text:style-name="T9">1</text:span></text:p>
          </draw:text-box>
        </draw:frame>
        <draw:frame draw:style-name="gr2" draw:text-style-name="P6" draw:layer="layout" svg:width="1.27cm" svg:height="1.114cm" svg:x="6.91cm" svg:y="12.444cm">
          <draw:text-box>
            <text:p><text:span text:style-name="T8">S</text:span><text:span text:style-name="T9">2</text:span></text:p>
          </draw:text-box>
        </draw:frame>
        <draw:frame draw:style-name="gr2" draw:text-style-name="P6" draw:layer="layout" svg:width="1.27cm" svg:height="1.114cm" svg:x="10.11cm" svg:y="12.444cm">
          <draw:text-box>
            <text:p><text:span text:style-name="T8">S</text:span><text:span text:style-name="T9">3</text:span></text:p>
          </draw:text-box>
        </draw:frame>
        <draw:frame draw:style-name="gr2" draw:text-style-name="P6" draw:layer="layout" svg:width="1.27cm" svg:height="1.114cm" svg:x="13.41cm" svg:y="12.444cm">
          <draw:text-box>
            <text:p><text:span text:style-name="T8">S</text:span><text:span text:style-name="T9">4</text:span></text:p>
          </draw:text-box>
        </draw:frame>
        <draw:frame draw:style-name="gr2" draw:text-style-name="P6" draw:layer="layout" svg:width="1.27cm" svg:height="1.114cm" svg:x="16.31cm" svg:y="12.444cm">
          <draw:text-box>
            <text:p><text:span text:style-name="T8">S</text:span><text:span text:style-name="T9">5</text:span></text:p>
          </draw:text-box>
        </draw:frame>
        <draw:frame draw:style-name="gr2" draw:text-style-name="P7" draw:layer="layout" svg:width="1.27cm" svg:height="4.832cm" svg:x="9.895cm" svg:y="2.279cm">
          <draw:text-box>
            <text:p><text:span text:style-name="T10">ℕ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path draw:style-name="gr8" draw:text-style-name="P1" draw:layer="layout" svg:width="7.092cm" svg:height="10.102cm" svg:x="1.14cm" svg:y="2.795cm" svg:viewBox="0 0 7093 10103" svg:d="M698 2812c-72 469-333 881-570 1302-226 402-84 895-81 1344 3 473 274 906 570 1262 282 339 458 766 488 1221 34 510 153 1059 611 1424 406 324 830 789 1343 733 488-53 938-281 1425-326 461-43 927-108 1383-40 557 84 757-491 815-896 60-420 132-839 122-1262-12-447 34-898 0-1343-32-421-132-863 0-1262 141-426 319-851 285-1302-34-443-138-890-407-1262-322-446-471-1005-896-1384-385-343-774-711-1262-896-407-154-847-146-1262-81-456 72-853 357-1262 570l-488 325c0 0-721 1270-814 1873z">
          <text:p/>
        </draw:path>
        <draw:path draw:style-name="gr8" draw:text-style-name="P1" draw:layer="layout" svg:width="7.833cm" svg:height="9.463cm" svg:x="18.609cm" svg:y="3.053cm" svg:viewBox="0 0 7834 9464" svg:d="M2339 0c-639-1-1159 429-1669 773-335 226-844 539-611 1059 240 534 735 790 977 1302 202 428 266 911 204 1384-71 540-334 1026-285 1588 36 410 16 823 244 1221 290 506 592 994 977 1425 354 397 864 395 1302 610 534 263 1162-27 1588-366 402-319 725-759 895-1262 157-466 254-975 611-1343 422-434 978-806 1180-1384 162-462 55-981-81-1466-158-563-287-1131-529-1669-228-507-582-962-1059-1180-422-193-865-361-1343-326l-488-122z">
          <text:p/>
        </draw:path>
        <draw:frame draw:style-name="gr2" draw:layer="layout" svg:width="1.524cm" svg:height="0.962cm" svg:x="4.826cm" svg:y="4.118cm">
          <draw:text-box>
            <text:p>1</text:p>
          </draw:text-box>
        </draw:frame>
        <draw:frame draw:style-name="gr2" draw:layer="layout" svg:width="1.524cm" svg:height="0.962cm" svg:x="3.556cm" svg:y="5.588cm">
          <draw:text-box>
            <text:p>2</text:p>
          </draw:text-box>
        </draw:frame>
        <draw:frame draw:style-name="gr2" draw:layer="layout" svg:width="1.524cm" svg:height="0.962cm" svg:x="4.856cm" svg:y="7.088cm">
          <draw:text-box>
            <text:p>3</text:p>
          </draw:text-box>
        </draw:frame>
        <draw:frame draw:style-name="gr2" draw:layer="layout" svg:width="1.524cm" svg:height="0.962cm" svg:x="3.556cm" svg:y="8.488cm">
          <draw:text-box>
            <text:p>4</text:p>
          </draw:text-box>
        </draw:frame>
        <draw:frame draw:style-name="gr2" draw:layer="layout" svg:width="1.524cm" svg:height="0.962cm" svg:x="4.956cm" svg:y="10.188cm">
          <draw:text-box>
            <text:p>5</text:p>
          </draw:text-box>
        </draw:frame>
        <draw:frame draw:style-name="gr2" draw:text-style-name="P8" draw:layer="layout" svg:width="1.524cm" svg:height="1.204cm" svg:x="4.356cm" svg:y="13.388cm">
          <draw:text-box>
            <text:p text:style-name="P8"><text:span text:style-name="T8">A</text:span></text:p>
          </draw:text-box>
        </draw:frame>
        <draw:frame draw:style-name="gr2" draw:text-style-name="P8" draw:layer="layout" svg:width="1.524cm" svg:height="1.204cm" svg:x="22.056cm" svg:y="13.388cm">
          <draw:text-box>
            <text:p text:style-name="P8"><text:span text:style-name="T8">B</text:span></text:p>
          </draw:text-box>
        </draw:frame>
        <draw:frame draw:style-name="gr2" draw:layer="layout" svg:width="1.524cm" svg:height="0.962cm" svg:x="22.526cm" svg:y="4.118cm">
          <draw:text-box>
            <text:p>a</text:p>
          </draw:text-box>
        </draw:frame>
        <draw:frame draw:style-name="gr2" draw:layer="layout" svg:width="1.524cm" svg:height="0.962cm" svg:x="20.826cm" svg:y="5.618cm">
          <draw:text-box>
            <text:p>b</text:p>
          </draw:text-box>
        </draw:frame>
        <draw:frame draw:style-name="gr2" draw:layer="layout" svg:width="1.524cm" svg:height="0.962cm" svg:x="22.526cm" svg:y="7.318cm">
          <draw:text-box>
            <text:p>c</text:p>
          </draw:text-box>
        </draw:frame>
        <draw:frame draw:style-name="gr2" draw:layer="layout" svg:width="1.524cm" svg:height="0.962cm" svg:x="20.926cm" svg:y="9.318cm">
          <draw:text-box>
            <text:p>d</text:p>
          </draw:text-box>
        </draw:frame>
        <draw:line draw:style-name="gr3" draw:text-style-name="P1" draw:layer="layout" svg:x1="5.842cm" svg:y1="4.572cm" svg:x2="20.826cm" svg:y2="6.096cm">
          <text:p/>
        </draw:line>
        <draw:line draw:style-name="gr3" draw:text-style-name="P1" draw:layer="layout" svg:x1="4.572cm" svg:y1="6.096cm" svg:x2="20.826cm" svg:y2="6.096cm">
          <text:p/>
        </draw:line>
        <draw:line draw:style-name="gr3" draw:text-style-name="P1" draw:layer="layout" svg:x1="5.842cm" svg:y1="7.62cm" svg:x2="22.526cm" svg:y2="4.572cm">
          <text:p/>
        </draw:line>
        <draw:line draw:style-name="gr3" draw:text-style-name="P1" draw:layer="layout" svg:x1="4.572cm" svg:y1="8.89cm" svg:x2="20.926cm" svg:y2="9.906cm">
          <text:p/>
        </draw:line>
        <draw:line draw:style-name="gr3" draw:text-style-name="P1" draw:layer="layout" svg:x1="6.096cm" svg:y1="10.414cm" svg:x2="22.526cm" svg:y2="4.572cm">
          <text:p/>
        </draw:line>
        <draw:frame draw:style-name="gr9" draw:text-style-name="P9" draw:layer="layout" svg:width="1.016cm" svg:height="1.356cm" svg:x="17.018cm" svg:y="3.302cm">
          <draw:text-box>
            <text:p text:style-name="P9"><text:span text:style-name="T11">¦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path draw:style-name="gr10" draw:text-style-name="P10" draw:layer="layout" svg:width="2.194cm" svg:height="2.677cm" svg:x="2.966cm" svg:y="3.458cm" svg:viewBox="0 0 2195 2678" svg:d="M356 717c-145 95-341 195-353 396-9 162-11 358 147 471 157 112 135 320 191 485 62 177 170 335 279 485 119 162 353 142 515 73 157-66 312-154 485-176 195-24 233-243 264-397 33-157 39-315 74-470 36-151 64-308 147-441 90-143 125-341 44-485-108-195-217-410-412-529-160-98-359-102-543-118-162-14-413-52-471 176l-73 147-30 147-29 89c0 0-96 56-235 147z">
          <text:p text:style-name="P1"><text:span text:style-name="T8">A</text:span></text:p>
        </draw:path>
        <draw:path draw:style-name="gr10" draw:text-style-name="P11" draw:layer="layout" svg:width="1.828cm" svg:height="1.33cm" svg:x="3.144cm" svg:y="8.524cm" svg:viewBox="0 0 1829 1331" svg:d="M354 90c-147 30-376 75-352 294 20 197 221 286 279 471 55 176 129 402 323 455 155 42 374 29 471-117 106-162 279-177 426-250 155-77 363-229 323-426-36-177-188-334-367-383-162-43-310-151-485-132l-103 15c0 0-367 44-515 73z">
          <text:p text:style-name="P1"><text:span text:style-name="T12">[</text:span><text:span text:style-name="T13">A</text:span><text:span text:style-name="T14">]</text:span><text:span text:style-name="T15">R</text:span></text:p>
        </draw:path>
        <draw:path draw:style-name="gr10" draw:text-style-name="P12" draw:layer="layout" svg:width="2.101cm" svg:height="2.558cm" svg:x="9.183cm" svg:y="3.372cm" svg:viewBox="0 0 2102 2559" svg:d="M484 229c-136 167-300 318-396 514-69 140-111 300-74 471 43 202 241 231 353 353 114 125 88 312 29 455-61 146-95 351 88 456 136 78 313 121 456 29 141-91 263-216 441-250 166-32 303 154 456-14 120-132 247-279 264-456 15-165-72-317-147-456-84-155-122-309-191-470-58-136-26-296 0-441 37-207-152-397-338-412-156-13-315-11-470 15l-147 30-147 44z">
          <text:p text:style-name="P1"><text:span text:style-name="T16">B</text:span></text:p>
        </draw:path>
        <draw:line draw:style-name="gr3" draw:text-style-name="P1" draw:layer="layout" svg:x1="5.334cm" svg:y1="4.826cm" svg:x2="8.89cm" svg:y2="4.826cm">
          <text:p/>
        </draw:line>
        <draw:line draw:style-name="gr3" draw:text-style-name="P1" draw:layer="layout" svg:x1="4.064cm" svg:y1="6.504cm" svg:x2="4.064cm" svg:y2="8.424cm">
          <text:p/>
        </draw:line>
        <draw:line draw:style-name="gr3" draw:text-style-name="P1" draw:layer="layout" svg:x1="5.334cm" svg:y1="8.636cm" svg:x2="9.183cm" svg:y2="5.588cm">
          <text:p/>
        </draw:line>
        <draw:frame draw:style-name="gr2" draw:layer="layout" svg:width="1.016cm" svg:height="1.081cm" svg:x="6.55cm" svg:y="3.856cm">
          <draw:text-box>
            <text:p><text:span text:style-name="T11">¦</text:span></text:p>
          </draw:text-box>
        </draw:frame>
        <draw:frame draw:style-name="gr2" draw:layer="layout" svg:width="1.324cm" svg:height="1.081cm" svg:x="6.55cm" svg:y="6.257cm">
          <draw:text-box>
            <text:p><text:span text:style-name="T11">¦</text:span><text:span text:style-name="T17">*</text:span></text:p>
          </draw:text-box>
        </draw:frame>
        <draw:frame draw:style-name="gr2" draw:layer="layout" svg:width="1.016cm" svg:height="1.081cm" svg:x="3.95cm" svg:y="6.757cm">
          <draw:text-box>
            <text:p><text:span text:style-name="T11">a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adornments="Regular" style:font-charset="x-symbol"/>
    <style:font-face style:name="TG Pagella Math1" svg:font-family="'TG Pagella Math'"/>
    <style:font-face style:name="TG Pagella Math2" svg:font-family="'TG Pagella Math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2" svg:font-family="'Droid Sans Fallback'" style:font-pitch="variable"/>
    <style:font-face style:name="FreeSans2" svg:font-family="FreeSans" style:font-pitch="variable"/>
    <style:font-face style:name="Liberation Sans4" svg:font-family="'Liberation Sans'" style:font-pitch="variable"/>
    <style:font-face style:name="TG Pagella Math" svg:font-family="'TG Pagella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3T16:16:56.737145969</meta:creation-date>
    <meta:generator>LibreOffice/4.2.8.2$Linux_x86 LibreOffice_project/420m0$Build-2</meta:generator>
    <dc:date>2016-07-15T15:05:27.000705844</dc:date>
    <meta:editing-duration>PT47M4S</meta:editing-duration>
    <meta:editing-cycles>9</meta:editing-cycles>
    <meta:document-statistic meta:object-count="162"/>
  </office:meta>
</office:document-meta>
</file>